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B00000146006FD30CA68703D7.png" manifest:media-type="image/png"/>
  <manifest:file-entry manifest:full-path="Pictures/100000010000032A00000136BF02B5B91DB5A3E3.png" manifest:media-type="image/png"/>
  <manifest:file-entry manifest:full-path="Pictures/100000010000030C0000015A40CCEC16A3141CD1.png" manifest:media-type="image/png"/>
  <manifest:file-entry manifest:full-path="Pictures/100000010000031500000147E2222E4E76D26C66.png" manifest:media-type="image/png"/>
  <manifest:file-entry manifest:full-path="Pictures/100000010000032B000001538AFD111DE2E852B7.png" manifest:media-type="image/png"/>
  <manifest:file-entry manifest:full-path="Pictures/1000000100000318000001599EC2535932843301.png" manifest:media-type="image/png"/>
  <manifest:file-entry manifest:full-path="Pictures/10000001000003160000014F624BDC228D3863BA.png" manifest:media-type="image/png"/>
  <manifest:file-entry manifest:full-path="Pictures/100000010000030E0000015326C52BDF542E2565.png" manifest:media-type="image/png"/>
  <manifest:file-entry manifest:full-path="Pictures/100000010000030B0000013BEC34B90B0AEACAFA.png" manifest:media-type="image/png"/>
  <manifest:file-entry manifest:full-path="Pictures/10000001000003190000014BB1865E8BCAFB1F29.png" manifest:media-type="image/png"/>
  <manifest:file-entry manifest:full-path="Pictures/100000010000030D000001490D9F387FB228EDF6.png" manifest:media-type="image/png"/>
  <manifest:file-entry manifest:full-path="Pictures/10000001000003100000014A42C492B9B9C7178B.png" manifest:media-type="image/png"/>
  <manifest:file-entry manifest:full-path="Pictures/10000001000003150000015C7AE753DD71123386.png" manifest:media-type="image/png"/>
  <manifest:file-entry manifest:full-path="Pictures/10000001000003180000015BEA967EDA404258B2.png" manifest:media-type="image/png"/>
  <manifest:file-entry manifest:full-path="Pictures/100000010000030900000158D028CC59123C0463.png" manifest:media-type="image/png"/>
  <manifest:file-entry manifest:full-path="Pictures/10000001000003090000015BA280CD7343059852.png" manifest:media-type="image/png"/>
  <manifest:file-entry manifest:full-path="Pictures/100000010000030C0000014AE37C9772F7729787.png" manifest:media-type="image/png"/>
  <manifest:file-entry manifest:full-path="Pictures/100000010000030A0000015E247D59D437AFF6ED.png" manifest:media-type="image/png"/>
  <manifest:file-entry manifest:full-path="Pictures/100000010000031700000169ED9E115CFB918F6A.png" manifest:media-type="image/png"/>
  <manifest:file-entry manifest:full-path="Pictures/10000001000003110000015D540F67B0A4AC45E2.png" manifest:media-type="image/png"/>
  <manifest:file-entry manifest:full-path="Pictures/100000010000031300000159835D66F1381AEF3C.png" manifest:media-type="image/png"/>
  <manifest:file-entry manifest:full-path="Pictures/10000001000003130000014EC5E296A68B5DDC49.png" manifest:media-type="image/png"/>
  <manifest:file-entry manifest:full-path="Pictures/100000010000031200000150C4D61BEC440A41F5.png" manifest:media-type="image/png"/>
  <manifest:file-entry manifest:full-path="Pictures/1000000100000310000001566DEE5C79E53C713B.png" manifest:media-type="image/png"/>
  <manifest:file-entry manifest:full-path="Pictures/100000010000030A0000015703011772CFEE016A.png" manifest:media-type="image/png"/>
  <manifest:file-entry manifest:full-path="Pictures/100000010000030E0000015C013D2855093464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doka" svg:font-family="Fredoka" style:font-pitch="variable"/>
    <style:font-face style:name="Josefin Sans" svg:font-family="'Josefi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style:font-name="Josefin Sans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officeooo:rsid="00045718" officeooo:paragraph-rsid="00045718"/>
    </style:style>
    <style:style style:name="P3" style:family="paragraph" style:parent-style-name="Standard">
      <style:text-properties style:font-name="Fredoka" fo:font-size="24pt" fo:font-weight="bold" officeooo:rsid="00045718" officeooo:paragraph-rsid="00045718" style:font-size-asian="24pt" style:font-weight-asian="bold" style:font-size-complex="24pt" style:font-weight-complex="bold"/>
    </style:style>
    <style:style style:name="T1" style:family="text">
      <style:text-properties officeooo:rsid="000457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Planto IoT – Etiquetas – 100 a 125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char" svg:width="17cm" svg:height="6.505cm" draw:z-index="0"><draw:image xlink:href="Pictures/100000010000032A00000136BF02B5B91DB5A3E3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" text:anchor-type="char" svg:width="17cm" svg:height="7.105cm" draw:z-index="1"><draw:image xlink:href="Pictures/100000010000032B000001538AFD111DE2E852B7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3" text:anchor-type="char" svg:width="17cm" svg:height="7.405cm" draw:z-index="2"><draw:image xlink:href="Pictures/1000000100000318000001599EC253593284330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2" draw:name="Image4" text:anchor-type="char" svg:width="17cm" svg:height="7.207cm" draw:z-index="3"><draw:image xlink:href="Pictures/10000001000003160000014F624BDC228D3863BA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5" text:anchor-type="char" svg:width="17cm" svg:height="7.045cm" draw:z-index="4"><draw:image xlink:href="Pictures/100000010000031500000147E2222E4E76D26C66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6" text:anchor-type="char" svg:width="17cm" svg:height="7.114cm" draw:z-index="5"><draw:image xlink:href="Pictures/100000010000030B00000146006FD30CA68703D7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2" draw:name="Image7" text:anchor-type="char" svg:width="17cm" svg:height="6.872cm" draw:z-index="6"><draw:image xlink:href="Pictures/100000010000030B0000013BEC34B90B0AEACAFA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8" text:anchor-type="char" svg:width="17cm" svg:height="7.161cm" draw:z-index="7"><draw:image xlink:href="Pictures/100000010000030D000001490D9F387FB228EDF6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9" text:anchor-type="char" svg:width="17cm" svg:height="7.094cm" draw:z-index="8"><draw:image xlink:href="Pictures/10000001000003190000014BB1865E8BCAFB1F29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2" draw:name="Image10" text:anchor-type="char" svg:width="17cm" svg:height="7.154cm" draw:z-index="9"><draw:image xlink:href="Pictures/10000001000003100000014A42C492B9B9C7178B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11" text:anchor-type="char" svg:width="17cm" svg:height="7.449cm" draw:z-index="10"><draw:image xlink:href="Pictures/10000001000003180000015BEA967EDA404258B2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12" text:anchor-type="char" svg:width="17cm" svg:height="7.525cm" draw:z-index="11"><draw:image xlink:href="Pictures/100000010000030900000158D028CC59123C0463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2" draw:name="Image13" text:anchor-type="char" svg:width="17cm" svg:height="7.191cm" draw:z-index="12"><draw:image xlink:href="Pictures/100000010000030C0000014AE37C9772F7729787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14" text:anchor-type="char" svg:width="17cm" svg:height="7.646cm" draw:z-index="13"><draw:image xlink:href="Pictures/100000010000030A0000015E247D59D437AFF6ED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draw:frame draw:style-name="fr1" draw:name="Image15" text:anchor-type="char" svg:width="17cm" svg:height="7.758cm" draw:z-index="14"><draw:image xlink:href="Pictures/100000010000031700000169ED9E115CFB918F6A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2" draw:name="Image16" text:anchor-type="char" svg:width="17cm" svg:height="7.558cm" draw:z-index="15"><draw:image xlink:href="Pictures/10000001000003110000015D540F67B0A4AC45E2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17" text:anchor-type="char" svg:width="17cm" svg:height="7.214cm" draw:z-index="16"><draw:image xlink:href="Pictures/10000001000003130000014EC5E296A68B5DDC49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18" text:anchor-type="char" svg:width="17cm" svg:height="7.539cm" draw:z-index="17"><draw:image xlink:href="Pictures/100000010000030C0000015A40CCEC16A3141CD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2" draw:name="Image19" text:anchor-type="char" svg:width="17cm" svg:height="7.592cm" draw:z-index="18"><draw:image xlink:href="Pictures/10000001000003090000015BA280CD7343059852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0" text:anchor-type="char" svg:width="17cm" svg:height="7.368cm" draw:z-index="19"><draw:image xlink:href="Pictures/100000010000030E0000015326C52BDF542E2565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1" text:anchor-type="char" svg:width="17cm" svg:height="7.267cm" draw:z-index="20"><draw:image xlink:href="Pictures/100000010000031200000150C4D61BEC440A41F5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2" draw:name="Image22" text:anchor-type="char" svg:width="17cm" svg:height="7.493cm" draw:z-index="21"><draw:image xlink:href="Pictures/100000010000030A0000015703011772CFEE016A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3" text:anchor-type="char" svg:width="17cm" svg:height="7.497cm" draw:z-index="22"><draw:image xlink:href="Pictures/10000001000003150000015C7AE753DD71123386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4" text:anchor-type="char" svg:width="17cm" svg:height="7.564cm" draw:z-index="23"><draw:image xlink:href="Pictures/100000010000030E0000015C013D2855093464CD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2" draw:name="Image25" text:anchor-type="char" svg:width="17cm" svg:height="7.415cm" draw:z-index="24"><draw:image xlink:href="Pictures/1000000100000310000001566DEE5C79E53C713B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26" text:anchor-type="char" svg:width="17cm" svg:height="7.451cm" draw:z-index="25"><draw:image xlink:href="Pictures/100000010000031300000159835D66F1381AEF3C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edoka" svg:font-family="Fredoka" style:font-pitch="variable"/>
    <style:font-face style:name="Josefin Sans" svg:font-family="'Josefi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Josefin Sans" fo:font-size="14pt" fo:font-weight="normal" style:font-size-asian="14pt" style:font-weight-asian="normal" style:font-size-complex="14pt" style:font-weight-complex="normal"/>
    </style:style>
    <style:style style:name="MT1" style:family="text">
      <style:text-properties officeooo:rsid="0004571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10</text:page-number><text:s/><text:span text:style-name="MT1">de </text:span><text:span text:style-name="MT1"><text:page-count>10</text:page-count></text:span><text:span text:style-name="MT1"><text:s/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7T12:45:01.094000000</meta:creation-date>
    <dc:date>2023-07-07T12:50:55.471000000</dc:date>
    <meta:editing-duration>PT5M55S</meta:editing-duration>
    <meta:editing-cycles>1</meta:editing-cycles>
    <meta:document-statistic meta:table-count="1" meta:image-count="26" meta:object-count="0" meta:page-count="10" meta:paragraph-count="2" meta:word-count="11" meta:character-count="46" meta:non-whitespace-character-count="35"/>
    <meta:generator>LibreOffice/7.5.4.2$Windows_X86_64 LibreOffice_project/36ccfdc35048b057fd9854c757a8b67ec53977b6</meta:generator>
  </office:meta>
</office:document-meta>
</file>